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placeholder="true">
          <draw:text-box/>
        </draw:frame>
        <draw:frame presentation:style-name="pr2" draw:text-style-name="P3" draw:layer="layout" svg:width="25.199cm" svg:height="13.86cm" svg:x="1.4cm" svg:y="4.914cm" presentation:class="outline">
          <draw:text-box>
            <text:p text:style-name="P2"/>
            <text:p text:style-name="P2"/>
            <text:p text:style-name="P2"/>
            <text:p text:style-name="P2"><text:span text:style-name="T1">Java &amp; Ruby Meta-programming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genda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1">
              <text:list-item>
                <text:p>What's meta-programming?</text:p>
              </text:list-item>
              <text:list-item>
                <text:p>Common usage</text:p>
              </text:list-item>
              <text:list-item>
                <text:p>Building bloc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What's meta-programming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1">
              <text:list-item>
                <text:p>Metaprogramming is the writing of computer programs that write or manipulate other programs (or themselves) as their data, </text:p>
                <text:p/>
              </text:list-item>
              <text:list-item>
                <text:p>or that do part of the work at compile time that would otherwise be done at runti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reak programs by Lifecycl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1">
              <text:list-item>
                <text:p>Lifecycle hooks</text:p>
                <text:p/>
              </text:list-item>
              <text:list-item>
                <text:p>Add callbacks to precompile, compile, package, class loading phase and runtime phase(?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ommon usag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1">
              <text:list-item>
                <text:p>Increase runtime speed</text:p>
              </text:list-item>
              <text:list-item>
                <text:p>Extract boilerplate code</text:p>
              </text:list-item>
              <text:list-item>
                <text:p>Language-oriented programm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uilding block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1">
              <text:list-item>
                <text:p>Macro</text:p>
              </text:list-item>
              <text:list-item>
                <text:p>Reflection</text:p>
              </text:list-item>
              <text:list-item>
                <text:p>Code generation</text:p>
              </text:list-item>
              <text:list-item>
                <text:p>Bytecode Enhanc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Q &amp; A</text:p>
          </draw:text-box>
        </draw:frame>
        <draw:frame presentation:style-name="pr5" draw:layer="layout" svg:width="25.199cm" svg:height="13.609cm" svg:x="1.4cm" svg:y="4.914cm" presentation:class="outline">
          <draw:text-box>
            <text:p text:style-name="P2"/>
            <text:p text:style-name="P2"/>
            <text:p text:style-name="P2"/>
            <text:p text:style-name="P2"><text:span text:style-name="T1">Thanks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7-07T08:02:18</meta:creation-date>
    <dc:language>fi-FI</dc:language>
    <meta:editing-cycles>9</meta:editing-cycles>
    <meta:editing-duration>PT00H36M18S</meta:editing-duration>
    <dc:date>2009-07-07T08:38:33</dc:date>
    <meta:document-statistic meta:object-count="52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0/share/template/en-US/presnt/Blue.otp"/>
  </office:meta>
</office:document-meta>
</file>